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pt" fo:country="BR"/>
    </style:style>
    <style:style style:family="text" style:name="T2" style:display-name="T2">
      <style:text-properties fo:color="#000000" style:font-name="Liberation Serif" fo:font-size="12pt" fo:language="pt" fo:country="BR" fo:font-weight="normal" fo:text-transform="none"/>
    </style:style>
    <style:style style:family="paragraph" style:name="P10" style:display-name="P10" style:list-style-name="L5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11" style:display-name="P11" style:list-style-name="L5">
      <style:paragraph-properties fo:text-indent="0.000000cm" fo:margin-left="1.270000cm" style:writing-mode="lr"/>
      <style:text-properties style:font-name="Liberation Serif" fo:font-size="12pt" fo:language="pt" fo:country="BR"/>
    </style:style>
    <style:style style:family="paragraph" style:name="P1" style:display-name="P1">
      <style:paragraph-properties fo:break-before="page"/>
    </style:style>
    <style:style style:family="paragraph" style:name="P2" style:display-name="P2" style:parent-style-name="Normal">
      <style:text-properties fo:language="pt" fo:country="BR"/>
    </style:style>
    <style:style style:family="paragraph" style:name="P3" style:display-name="P3" style:parent-style-name="Normal">
      <style:paragraph-properties fo:text-align="center"/>
      <style:text-properties fo:language="pt" fo:country="BR"/>
    </style:style>
    <style:style style:family="paragraph" style:name="P4" style:display-name="P4" style:list-style-name="L1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5" style:display-name="P5">
      <style:paragraph-properties fo:text-indent="0.000000cm" fo:margin-left="1.270000cm" style:writing-mode="lr"/>
      <style:text-properties style:font-name="Liberation Serif" fo:font-size="12pt" fo:language="pt" fo:country="BR"/>
    </style:style>
    <style:style style:family="paragraph" style:name="P6" style:display-name="P6" style:list-style-name="L2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7" style:display-name="P7" style:list-style-name="L3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8" style:display-name="P8" style:list-style-name="L4">
      <style:paragraph-properties fo:text-indent="0.000000cm" fo:margin-left="0.635000cm" style:writing-mode="lr"/>
      <style:text-properties style:font-name="Liberation Serif" fo:font-size="12pt" fo:language="pt" fo:country="BR"/>
    </style:style>
    <style:style style:family="paragraph" style:name="P9" style:display-name="P9" style:parent-style-name="Normal"/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5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3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/>
        <text:p text:style-name="P2"/>
        <text:p text:style-name="P3">Exercícios </text:p>
        <text:p text:style-name="P2"/>
        <text:list text:style-name="L1">
          <text:list-item>
            <text:p text:style-name="P4">Defina quais são os termos utilizados em linguagens de programação e os seus significados?<text:line-break/></text:p>
          </text:list-item>
          <text:list-item>
            <text:p text:style-name="P4"><text:span text:style-name="T1">Qual é o significado de sintaxe?<text:line-break/></text:span></text:p>
          </text:list-item>
          <text:list-item>
            <text:p text:style-name="P4"><text:span text:style-name="T1">Qual a função da análise sintática?<text:line-break/></text:span></text:p>
          </text:list-item>
          <text:list-item>
            <text:p text:style-name="P4"><text:span text:style-name="T1">Explique como o analisador léxico e analisador sintático trabalham juntos? <text:line-break/></text:span></text:p>
          </text:list-item>
          <text:list-item>
            <text:p text:style-name="P4"><text:span text:style-name="T1">O que é uma regra gramatical?</text:span><text:line-break/></text:p>
          </text:list-item>
          <text:list-item>
            <text:p text:style-name="P4"><text:span text:style-name="T1">O que é gramática livre de contexto?</text:span><text:line-break/></text:p>
          </text:list-item>
          <text:list-item>
            <text:p text:style-name="P4"><text:span text:style-name="T1">Qual definicao formal utilizada para representar uma gramática livre de contexto?</text:span></text:p>
          </text:list-item>
        </text:list>
        <text:p text:style-name="P5"/>
        <text:list text:style-name="L2">
          <text:list-item>
            <text:p text:style-name="P6"><text:span text:style-name="T2">Como as regras de producao pode ser representadas, de um exemplo de regra de producao?</text:span></text:p>
          </text:list-item>
        </text:list>
        <text:p text:style-name="P5"/>
        <text:list text:style-name="L3">
          <text:list-item>
            <text:p text:style-name="P7"><text:span text:style-name="T1">O que é símbolo não terminal, símbolo terminal, regras de produções e símbolo inicial?</text:span><text:line-break/></text:p>
          </text:list-item>
          <text:list-item>
            <text:p text:style-name="P7"><text:span text:style-name="T1">Explique o que é uma derivação?</text:span><text:line-break/></text:p>
          </text:list-item>
          <text:list-item>
            <text:p text:style-name="P7"><text:span text:style-name="T2">Explique as diferencas entre </text:span></text:p>
          </text:list-item>
        </text:list>
        <text:p text:style-name="P5"/>
        <text:list text:style-name="L4">
          <text:list-item>
            <text:p text:style-name="P8"><text:span text:style-name="T1"> Faça a derivação das seguintes expressões matemáticas utilizando as gramática abaixo.</text:span></text:p>
          </text:list-item>
        </text:list>
        <text:p text:style-name="P2"><text:tab/><text:tab/></text:p>
        <text:p text:style-name="P2"><text:tab/><text:tab/></text:p>
        <text:p text:style-name="P9"/>
        <text:p text:style-name="P2"><text:tab/>a + 1</text:p>
        <text:p text:style-name="P2"/>
        <text:p text:style-name="P2"><text:tab/>(a + b) – 8</text:p>
        <text:p text:style-name="P2"/>
        <text:p text:style-name="P2"/>
        <text:list text:style-name="L5">
          <text:list-item>
            <text:p text:style-name="P10">Crie uma gramática, as regras de produção e a derivação das seguintes instruções.<text:line-break/></text:p>
            <text:list>
              <text:list-item>
                <text:p text:style-name="P11"><text:span text:style-name="T1">Sistema binário - 0 e 1.<text:line-break/></text:span></text:p>
              </text:list-item>
              <text:list-item>
                <text:p text:style-name="P11"><text:span text:style-name="T1">Instrução while true ;</text:span></text:p>
              </text:list-item>
            </text:list>
          </text:list-item>
        </text:list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Mon Feb  1 15:20:39 2016
</dc:date>
  </office:meta>
</office:document-meta>
</file>